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4d2d14" officeooo:paragraph-rsid="004d2d14"/>
    </style:style>
    <style:style style:name="P2" style:family="paragraph" style:parent-style-name="Standard">
      <style:text-properties officeooo:rsid="004d2d14" officeooo:paragraph-rsid="004d2d14"/>
    </style:style>
    <style:style style:name="P3" style:family="paragraph" style:parent-style-name="Standard">
      <style:text-properties officeooo:rsid="004d2d14" officeooo:paragraph-rsid="00571bf8"/>
    </style:style>
    <style:style style:name="P4" style:family="paragraph" style:parent-style-name="Standard">
      <style:text-properties officeooo:rsid="004d2d14" officeooo:paragraph-rsid="005757d7"/>
    </style:style>
    <style:style style:name="P5" style:family="paragraph" style:parent-style-name="Standard">
      <style:text-properties officeooo:rsid="004d2d14" officeooo:paragraph-rsid="0058dae3"/>
    </style:style>
    <style:style style:name="P6" style:family="paragraph" style:parent-style-name="Standard">
      <style:text-properties officeooo:rsid="004d2d14" officeooo:paragraph-rsid="005bf509"/>
    </style:style>
    <style:style style:name="P7" style:family="paragraph" style:parent-style-name="Standard">
      <style:text-properties officeooo:rsid="00557368" officeooo:paragraph-rsid="00557368"/>
    </style:style>
    <style:style style:name="P8" style:family="paragraph" style:parent-style-name="Standard">
      <style:text-properties officeooo:rsid="00571bf8" officeooo:paragraph-rsid="00571bf8"/>
    </style:style>
    <style:style style:name="P9" style:family="paragraph" style:parent-style-name="Standard">
      <style:text-properties officeooo:rsid="005a66c3" officeooo:paragraph-rsid="005a66c3"/>
    </style:style>
    <style:style style:name="P10" style:family="paragraph" style:parent-style-name="Standard">
      <style:text-properties officeooo:rsid="005fc26a" officeooo:paragraph-rsid="005fc26a"/>
    </style:style>
    <style:style style:name="P11" style:family="paragraph" style:parent-style-name="Standard">
      <style:text-properties officeooo:rsid="005fc26a" officeooo:paragraph-rsid="006226b6"/>
    </style:style>
    <style:style style:name="T1" style:family="text">
      <style:text-properties officeooo:rsid="004d7531"/>
    </style:style>
    <style:style style:name="T2" style:family="text">
      <style:text-properties officeooo:rsid="004e29b5"/>
    </style:style>
    <style:style style:name="T3" style:family="text">
      <style:text-properties officeooo:rsid="00501593"/>
    </style:style>
    <style:style style:name="T4" style:family="text">
      <style:text-properties officeooo:rsid="00518b5e"/>
    </style:style>
    <style:style style:name="T5" style:family="text">
      <style:text-properties officeooo:rsid="00535f8a"/>
    </style:style>
    <style:style style:name="T6" style:family="text">
      <style:text-properties officeooo:rsid="0053ff17"/>
    </style:style>
    <style:style style:name="T7" style:family="text">
      <style:text-properties officeooo:rsid="00557368"/>
    </style:style>
    <style:style style:name="T8" style:family="text">
      <style:text-properties officeooo:rsid="00571bf8"/>
    </style:style>
    <style:style style:name="T9" style:family="text">
      <style:text-properties style:text-position="super 58%" officeooo:rsid="00571bf8"/>
    </style:style>
    <style:style style:name="T10" style:family="text">
      <style:text-properties style:text-position="super 58%" officeooo:rsid="006226b6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571bf8"/>
    </style:style>
    <style:style style:name="T13" style:family="text">
      <style:text-properties officeooo:rsid="005757d7"/>
    </style:style>
    <style:style style:name="T14" style:family="text">
      <style:text-properties officeooo:rsid="0058dae3"/>
    </style:style>
    <style:style style:name="T15" style:family="text">
      <style:text-properties officeooo:rsid="005a66c3"/>
    </style:style>
    <style:style style:name="T16" style:family="text">
      <style:text-properties officeooo:rsid="00619162"/>
    </style:style>
    <style:style style:name="T17" style:family="text">
      <style:text-properties officeooo:rsid="006226b6"/>
    </style:style>
    <style:style style:name="T18" style:family="text">
      <style:text-properties fo:font-style="italic" officeooo:rsid="006226b6" style:font-style-asian="italic" style:font-style-complex="italic"/>
    </style:style>
    <style:style style:name="T19" style:family="text">
      <style:text-properties fo:font-style="normal" officeooo:rsid="006226b6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gt;ssh <text:span text:style-name="T15">myserver</text:span> ‘journalctl | grep ssh | grep “Disconnected from”’ | less: do this on the server side, and send me the lines I care about.</text:p>
      <text:p text:style-name="P9">sed: stream editor</text:p>
      <text:p text:style-name="P6">&gt;<text:span text:style-name="T1">cat ssh.log | sed ‘s/.*Disconnected from//’ | less</text:span></text:p>
      <text:p text:style-name="P6">.: means “any single character” except newline</text:p>
      <text:p text:style-name="P6"><text:span text:style-name="T2">*: zero or more of the preceding match</text:span></text:p>
      <text:p text:style-name="P6">+: one or more of the preceding match</text:p>
      <text:p text:style-name="P6">[abc]: any one character of a, b, and c</text:p>
      <text:p text:style-name="P6">(RX1|RX2): either something that matches RX1 or RX2</text:p>
      <text:p text:style-name="P6">^: the start of the line</text:p>
      <text:p text:style-name="P6">$: the end of the line</text:p>
      <text:p text:style-name="P6">* and + are, by default, “greedy”. They will match as much text as they can.</text:p>
      <text:p text:style-name="P6">Which may not be what we wanted. In some regular expression implementations, you can just suffix * or + with a ? to make them non-greedy, but sadly sed doesn’t support that. We could switch to perl’s command-line mode though, which does support that construct:</text:p>
      <text:p text:style-name="P6">perl -pe 's/.*?Disconnected from //'</text:p>
      <text:p text:style-name="P1"/>
      <text:p text:style-name="P1">&gt;<text:span text:style-name="T2">echo ‘aba’ | sed ‘s/[ab]//’ <text:s/>→ <text:s/>ba</text:span></text:p>
      <text:p text:style-name="P1">&gt;<text:span text:style-name="T2">echo ‘aba’ | sed ‘s/[ab]//g’ <text:s/>→ </text:span></text:p>
      <text:p text:style-name="P1">&gt;<text:span text:style-name="T2">echo ‘abcababc’ | sed -E ‘s/(ab|bc)*//g’ <text:s/>→ cc</text:span></text:p>
      <text:p text:style-name="P1">&gt;<text:span text:style-name="T3">cat ssh.log | sed -E ‘s/</text:span><text:span text:style-name="T4">^</text:span><text:span text:style-name="T3">.*Disconnected from (invalid </text:span><text:span text:style-name="T4">|authenticating </text:span><text:span text:style-name="T3">)?</text:span><text:span text:style-name="T4">user </text:span><text:span text:style-name="T5">(</text:span><text:span text:style-name="T4">.*</text:span><text:span text:style-name="T5">)</text:span><text:span text:style-name="T4"> [0-9.]+ port [0-9]+( \[preauth\])?$</text:span><text:span text:style-name="T3">/</text:span><text:span text:style-name="T5">\2</text:span><text:span text:style-name="T3">/’ <text:s/>→ ?: 0 or 1 “invalid “ → </text:span><text:span text:style-name="T6">prints user names</text:span></text:p>
      <text:p text:style-name="P1">&gt;<text:span text:style-name="T7">asdasdasd | wc -l <text:s/>→ # of lines</text:span></text:p>
      <text:p text:style-name="P1">&gt;<text:span text:style-name="T7">asdasfasd | sort | uniq -c | sort -nk1,1 | tail -n3→ sort uniq ones and count them, then sort by column:</text:span></text:p>
      <text:p text:style-name="P7">3345 test</text:p>
      <text:p text:style-name="P7">3782 123456</text:p>
      <text:p text:style-name="P7">10892 root</text:p>
      <text:p text:style-name="P3">&gt;<text:span text:style-name="T7">asdasfasd | sort | uniq -c | sort -nk1,1 | tail -n3 | awk ‘{print $2}’ | paste -sd,: </text:span><text:span text:style-name="T8">2</text:span><text:span text:style-name="T9">nd</text:span><text:span text:style-name="T12">s,</text:span><text:span text:style-name="T9"> </text:span><text:span text:style-name="T8">single line with ,</text:span></text:p>
      <text:p text:style-name="P7">test,123456,root</text:p>
      <text:p text:style-name="P3">&gt;<text:span text:style-name="T7">asdasfasd | sort | uniq -c | awk ‘</text:span><text:span text:style-name="T8">$1 == 1 &amp;&amp; $2 ~ /^c.*e$/ {print $0}</text:span><text:span text:style-name="T7">’</text:span></text:p>
      <text:p text:style-name="P8">1 cachestore<text:tab/><text:tab/><text:tab/><text:tab/> <text:s text:c="6"/>awk works on columns</text:p>
      <text:p text:style-name="P8">1 calmejane</text:p>
      <text:p text:style-name="P8">1 camise</text:p>
      <text:p text:style-name="P8"/>
      <text:p text:style-name="P3">&gt;<text:span text:style-name="T7">asdasfasd | sort </text:span><text:span text:style-name="T8">| </text:span><text:span text:style-name="T7"><text:s/>uniq -c | awk ‘</text:span><text:span text:style-name="T8">BEGIN { rows = 0 } $1 == 1 &amp;&amp; $2 ~ /^c.*e$/ {rows += 1} END { print rows }</text:span><text:span text:style-name="T7">’</text:span></text:p>
      <text:p text:style-name="P3"/>
      <text:p text:style-name="P4">&gt;<text:span text:style-name="T7">asdasfasd | sort </text:span><text:span text:style-name="T8">| </text:span><text:span text:style-name="T7"><text:s/>uniq -c | awk ‘</text:span><text:span text:style-name="T13">$1 != 1 { print $1 }’ | paste -sd+ | bc -l</text:span></text:p>
      <text:p text:style-name="P4"/>
      <text:p text:style-name="P5">&gt;<text:span text:style-name="T7">asdasfasd | sort </text:span><text:span text:style-name="T8">| </text:span><text:span text:style-name="T7"><text:s/>uniq -c | awk ‘</text:span><text:span text:style-name="T13">$1 != 1 { print $1 }’ | -</text:span><text:span text:style-name="T14">R –slave -e ‘x ← scan(file=”stdin”, quiet=TRUE); summary(x)’ <text:s/>→ gives statistics</text:span></text:p>
      <text:p text:style-name="P5"/>
      <text:p text:style-name="P5">&gt;<text:span text:style-name="T7">asdasfasd | sort </text:span><text:span text:style-name="T8">| </text:span><text:span text:style-name="T7"><text:s/>uniq -c | </text:span><text:span text:style-name="T14">sort -nk1,1 | tail -n5 | gnuplot -p -e ‘set boxwidth 0.5; plot “-” using 1:xtic(2) with boxes’</text:span></text:p>
      <text:p text:style-name="P5"/>
      <text:p text:style-name="P10">&gt;asdasdsdasd | grep -v not_included</text:p>
      <text:p text:style-name="P10"/>
      <text:p text:style-name="P10">&gt;rustup toolchain list | grep nightly | grep -v ‘nightly-x86’ | grep 2019 | sed ‘s/-x86.*//’</text:p>
      <text:p text:style-name="P10">nightly-2019-03-06</text:p>
      <text:p text:style-name="P10">nightly-2019-04-23</text:p>
      <text:p text:style-name="P10">nightly-2019-05-22</text:p>
      <text:p text:style-name="P10"><text:soft-page-break/>nightly-2019-06-18</text:p>
      <text:p text:style-name="P10">nightly-2019-07-19</text:p>
      <text:p text:style-name="P10">nightly-2019-08-28</text:p>
      <text:p text:style-name="P10">instead of → rustup toolchain uninstall nightly-2019-03-06 do:</text:p>
      <text:p text:style-name="P10"/>
      <text:p text:style-name="P10">&gt;rustup toolchain list | grep nightly | grep -v ‘nightly-x86’ | grep 2019 | sed ‘s/-x86.*//’ | xargs echo rustup toolchain uninstall <text:s/>→ <text:s/>xargs takes a list then convert them to <text:span text:style-name="T16">arguments</text:span></text:p>
      <text:p text:style-name="P10"/>
      <text:p text:style-name="P11">&gt;<text:span text:style-name="T17">ffmpeg -loglevel panic -i /dev/</text:span><text:span text:style-name="T19">video0 -frames 1 image2 - | convert - -colorspace gray - <text:s/>| gzip | sh tsp ‘gzip -d | tee copy.png’ | feh -</text:span></text:p>
      <text:p text:style-name="P11"><text:span text:style-name="T17">1</text:span><text:span text:style-name="T10">st</text:span><text:span text:style-name="T17"> frame; - means std input or output; Encoding and decoding videos or imag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7T18:11:47.305414563</meta:creation-date>
    <meta:generator>LibreOffice/7.3.5.2$Linux_X86_64 LibreOffice_project/30$Build-2</meta:generator>
    <dc:date>2022-09-05T10:54:23.473077685</dc:date>
    <meta:editing-duration>PT7H8M10S</meta:editing-duration>
    <meta:editing-cycles>40</meta:editing-cycles>
    <meta:document-statistic meta:table-count="0" meta:image-count="0" meta:object-count="0" meta:page-count="2" meta:paragraph-count="44" meta:word-count="501" meta:character-count="2697" meta:non-whitespace-character-count="2215"/>
  </office:meta>
</office:document-meta>
</file>